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7.95pt"/>
    </style:style>
    <style:style style:name="co2" style:family="table-column">
      <style:table-column-properties fo:break-before="auto" style:column-width="121.61pt"/>
    </style:style>
    <style:style style:name="co3" style:family="table-column">
      <style:table-column-properties fo:break-before="auto" style:column-width="293.6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exhaust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s_SMD:C_0402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s_SMD:C_0402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apacitors_SMD:C_0603</text:p>
          </table:table-cell>
        </table:table-row>
        <table:table-row table:style-name="ro1">
          <table:table-cell office:value-type="string" calcext:value-type="string">
            <text:p>C4, 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s_SMD:C_0402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SMD:D_SOD-323</text:p>
          </table:table-cell>
        </table:table-row>
        <table:table-row table:style-name="ro1">
          <table:table-cell office:value-type="string" calcext:value-type="string">
            <text:p>D3, D4, D5, D6, D7, D8, D9, 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lis_parts:LED-060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MAINS IN</text:p>
          </table:table-cell>
          <table:table-cell office:value-type="string" calcext:value-type="string">
            <text:p>Connectors_Terminal_Blocks:TerminalBlock_bornier-2_P5.08mm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LOAD OUT</text:p>
          </table:table-cell>
          <table:table-cell office:value-type="string" calcext:value-type="string">
            <text:p>Connectors_Terminal_Blocks:TerminalBlock_bornier-2_P5.08mm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VARIAC PRIMARY</text:p>
          </table:table-cell>
          <table:table-cell office:value-type="string" calcext:value-type="string">
            <text:p>Connectors_Terminal_Blocks:TerminalBlock_bornier-2_P5.08mm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VARIAC SECONDARY</text:p>
          </table:table-cell>
          <table:table-cell office:value-type="string" calcext:value-type="string">
            <text:p>Connectors_Terminal_Blocks:TerminalBlock_bornier-6_P5.08mm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ESP UART</text:p>
          </table:table-cell>
          <table:table-cell office:value-type="string" calcext:value-type="string">
            <text:p>alis_parts:Pin_Header_Straight_2x03_Pitch2.54mm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alis_parts:Pin_Header_Straight_1x02_Pitch2.54mm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_Headers:Pin_Header_Angled_1x04_Pitch2.54mm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_Headers:Pin_Header_Straight_2x05_Pitch2.54mm</text:p>
          </table:table-cell>
        </table:table-row>
        <table:table-row table:style-name="ro1">
          <table:table-cell office:value-type="string" calcext:value-type="string">
            <text:p>K1, K2, K3, K4, K5, K6, K7, K8</text:p>
          </table:table-cell>
          <table:table-cell office:value-type="string" calcext:value-type="string">
            <text:p>G5LE-1</text:p>
          </table:table-cell>
          <table:table-cell office:value-type="string" calcext:value-type="string">
            <text:p>Relays_THT:Relay_SPDT_OMRON-G5LE-1</text:p>
          </table:table-cell>
        </table:table-row>
        <table:table-row table:style-name="ro1">
          <table:table-cell office:value-type="string" calcext:value-type="string">
            <text:p>MH1, MH2, MH3, MH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_Holes:MountingHole_4.3mm_M4</text:p>
          </table:table-cell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IRLML6244</text:p>
          </table:table-cell>
          <table:table-cell office:value-type="string" calcext:value-type="string">
            <text:p>TO_SOT_Packages_SMD:SOT-23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R3, R4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R5, R6, R7, R8, R9, R10, R11, R12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alis_parts:R_0603</text:p>
          </table:table-cell>
        </table:table-row>
        <table:table-row table:style-name="ro1">
          <table:table-cell office:value-type="string" calcext:value-type="string">
            <text:p>U1, U5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Housings_SOIC:SOIC-16_3.9x9.9mm_Pitch1.27mm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LN2003</text:p>
          </table:table-cell>
          <table:table-cell office:value-type="string" calcext:value-type="string">
            <text:p>Housings_SOIC:SOIC-16_3.9x9.9mm_Pitch1.27mm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ESP-12E</text:p>
          </table:table-cell>
          <table:table-cell office:value-type="string" calcext:value-type="string">
            <text:p>alis_parts:ESP-12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LP2985LV</text:p>
          </table:table-cell>
          <table:table-cell office:value-type="string" calcext:value-type="string">
            <text:p>TO_SOT_Packages_SMD:SOT-23-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border="0.06pt solid #000000" fo:padding="0pt" style:shadow="none" style:scale-to="8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3:39:52.555586024</dc:date>
    <meta:editing-duration>PT8M12S</meta:editing-duration>
    <meta:editing-cycles>2</meta:editing-cycles>
    <meta:generator>LibreOffice/5.1.6.2$Linux_X86_64 LibreOffice_project/10m0$Build-2</meta:generator>
    <meta:print-date>2018-11-23T13:39:03.288489976</meta:print-date>
    <meta:document-statistic meta:table-count="1" meta:cell-count="75" meta:object-count="0"/>
  </office:meta>
</office:document-meta>
</file>